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de siempre ha tenido una misión que alguien o algo, o él mismo, le asignó: arremete contra la fe de los hombres, contra su irracionalidad. Sin interés en el bienestar humano, persiste en odiar la estupid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22T10:57:50</meta:creation-date>
    <dc:date>2010-11-30T12:36:44</dc:date>
    <dc:creator>Miguel Iglesias</dc:creator>
    <meta:editing-duration>PT00H05M0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36" meta:character-count="209"/>
  </office:meta>
</office:document-meta>
</file>